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Bitter" svg:font-family="Bitter, Arial, Helvetica, sans-serif"/>
    <style:font-face style:name="times new roman" svg:font-family="'times new roman', serif"/>
    <style:font-face style:name="Arial1" svg:font-family="Arial" style:font-family-generic="swiss"/>
    <style:font-face style:name="Amiri" svg:font-family="Amiri" style:font-pitch="variable"/>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style:line-height-at-least="0.635cm" fo:text-align="start" style:justify-single-word="false" fo:orphans="2" fo:widows="2"/>
      <style:text-properties fo:font-variant="normal" fo:text-transform="none" fo:color="#000000" style:font-name="Amiri" fo:font-size="12pt" fo:letter-spacing="normal" fo:font-style="normal" fo:font-weight="normal" style:font-size-asian="12pt" style:font-size-complex="12pt"/>
    </style:style>
    <style:style style:name="P2" style:family="paragraph" style:parent-style-name="Standard">
      <style:paragraph-properties style:line-height-at-least="0.635cm" fo:text-align="justify" style:justify-single-word="false" fo:orphans="2" fo:widows="2"/>
      <style:text-properties fo:font-variant="normal" fo:text-transform="none" fo:color="#000000" style:font-name="Amiri" fo:font-size="12pt" fo:letter-spacing="normal" fo:font-style="normal" fo:font-weight="normal" style:font-size-asian="12pt" style:font-size-complex="12pt"/>
    </style:style>
    <style:style style:name="P3" style:family="paragraph" style:parent-style-name="Standard">
      <style:paragraph-properties fo:text-align="justify" style:justify-single-word="false" fo:orphans="2" fo:widows="2"/>
      <style:text-properties fo:font-variant="normal" fo:text-transform="none" fo:color="#000000" style:font-name="Amiri" fo:font-size="12pt" fo:letter-spacing="normal" fo:font-style="normal" fo:font-weight="normal" style:font-size-asian="12pt" style:font-size-complex="12pt"/>
    </style:style>
    <style:style style:name="P4" style:family="paragraph" style:parent-style-name="Standard">
      <style:text-properties fo:font-variant="normal" fo:text-transform="none" fo:color="#000000" style:font-name="Amiri" fo:font-size="12pt" fo:letter-spacing="normal" fo:font-style="normal" fo:font-weight="bold" officeooo:paragraph-rsid="00129d72" style:font-size-asian="12pt" style:font-size-complex="12pt"/>
    </style:style>
    <style:style style:name="P5" style:family="paragraph" style:parent-style-name="Standard">
      <style:text-properties fo:color="#000000" style:font-name="Amiri" fo:font-size="12pt" style:font-size-asian="12pt" style:font-size-complex="12pt"/>
    </style:style>
    <style:style style:name="P6" style:family="paragraph" style:parent-style-name="Standard">
      <style:paragraph-properties fo:text-align="center" style:justify-single-word="false"/>
      <style:text-properties fo:color="#000000" style:font-name="Amiri" fo:font-size="12pt" style:font-size-asian="12pt" style:font-size-complex="12pt"/>
    </style:style>
    <style:style style:name="P7" style:family="paragraph" style:parent-style-name="Standard">
      <style:paragraph-properties fo:text-align="justify" style:justify-single-word="false"/>
      <style:text-properties fo:color="#000000" style:font-name="Amiri" fo:font-size="12pt" style:font-size-asian="12pt" style:font-size-complex="12pt"/>
    </style:style>
    <style:style style:name="P8" style:family="paragraph" style:parent-style-name="Standard">
      <style:paragraph-properties fo:margin-left="0cm" fo:margin-right="0cm" fo:orphans="2" fo:widows="2" fo:text-indent="0cm" style:auto-text-indent="false"/>
      <style:text-properties fo:font-variant="normal" fo:text-transform="none" fo:color="#000000" style:font-name="Amiri" fo:font-size="12pt" fo:letter-spacing="normal" fo:font-style="normal" fo:font-weight="normal" style:font-size-asian="12pt" style:font-size-complex="12pt"/>
    </style:style>
    <style:style style:name="P9"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Amiri" fo:font-size="12pt" fo:letter-spacing="normal" fo:font-style="normal" fo:font-weight="normal" style:font-size-asian="12pt" style:font-size-complex="1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officeooo:rsid="00129d72"/>
    </style:style>
    <style:style style:name="T4" style:family="text">
      <style:text-properties fo:font-variant="normal" fo:text-transform="none" fo:color="#555555" style:font-name="Bitter" fo:font-size="9.75pt" fo:letter-spacing="normal" fo:font-style="normal" fo:font-weight="normal"/>
    </style:style>
    <style:style style:name="T5" style:family="text">
      <style:text-properties fo:font-variant="normal" fo:text-transform="none" fo:color="#555555" fo:font-size="9.75pt" fo:letter-spacing="normal" fo:font-style="normal" fo:font-weight="normal"/>
    </style:style>
    <style:style style:name="T6" style:family="text">
      <style:text-properties fo:font-variant="normal" fo:text-transform="none" fo:color="#555555" fo:letter-spacing="normal" fo:font-style="normal" fo:font-weight="normal"/>
    </style:style>
    <style:style style:name="T7" style:family="text">
      <style:text-properties fo:font-variant="normal" fo:text-transform="none" fo:letter-spacing="normal" fo:font-style="normal" fo:font-weight="normal"/>
    </style:style>
    <style:style style:name="T8" style:family="text">
      <style:text-properties style:font-name="times new roman" fo:font-size="12pt"/>
    </style:style>
    <style:style style:name="T9" style:family="text">
      <style:text-properties style:font-name="times new roman" fo:font-size="12pt" fo:font-style="italic"/>
    </style:style>
    <style:style style:name="T10" style:family="text">
      <style:text-properties style:font-name="times new roman" fo:font-size="12pt" fo:font-weight="bold"/>
    </style:style>
    <style:style style:name="T11" style:family="text">
      <style:text-properties style:font-name="times new roman" fo:font-size="12pt" officeooo:rsid="0012c83e"/>
    </style:style>
    <style:style style:name="T12" style:family="text">
      <style:text-properties fo:font-size="12pt"/>
    </style:style>
    <style:style style:name="T13" style:family="text">
      <style:text-properties fo:font-size="12pt" officeooo:rsid="0012c83e"/>
    </style:style>
    <style:style style:name="T14" style:family="text">
      <style:text-properties fo:font-size="12pt" fo:font-weight="bold"/>
    </style:style>
    <style:style style:name="T15" style:family="text">
      <style:text-properties style:font-weight-asian="bold" style:font-weight-complex="bold"/>
    </style:style>
    <style:style style:name="T16" style:family="text">
      <style:text-properties officeooo:rsid="0012c83e"/>
    </style:style>
    <style:style style:name="T17" style:family="text">
      <style:text-properties style:font-name="Amiri"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text:span text:style-name="T2">PENDAHULUAN</text:span></text:p>
      <text:p text:style-name="P5"/>
      <text:p text:style-name="P5"><text:s/><text:span text:style-name="T2">Latar Belakang</text:span></text:p>
      <text:p text:style-name="P7"><text:tab/><text:span text:style-name="T7">Teknologi internet merupakan media informasi yang sangat bermanfaat dalam penyebaran informasi. Internet mampu diakses 24 jam dalam sehari, 7 hari dalam seminggu dan dapat diakses siapa saja dan dimana saja selama ada koneksi internet. Teknologi internet berdampak cukup besar pada dunia bisnis (e-commerce) dengan dibukanya jalur perdagangan online sangat memudahkan bagi calon customers untuk melihat informasi produk, memesan ataupun melakukan pembayaran. Itu berarti transaksi penjualan secara online mempunyai calon customers yang potensial dari seluruh dunia.</text:span></text:p>
      <text:p text:style-name="P3"><text:span text:style-name="T3"><text:tab/>Toko oleh-oleh khas depok </text:span>adalah sebuah perusahaan yang bergerak dibidang penjualan produk-produk <text:span text:style-name="T3">makan khas depok saja</text:span>. Sistem penjualan saat ini menggunakan media <text:span text:style-name="T16">website, </text:span>telephone atau custumers datang untuk bertanya langsung mengenai produk. Jika hanya mengandalkan sistem penjualan dengan cara custumer harus menelpon terlebih dahulu untuk mengecek persediaan barang, menanyakan harga atau customer datang hanya untuk bertanya langsung mengenai produk, terkadang barang yang ingin dipesan tidak selalu ada sehingga membuat customer harus menunggu.</text:p>
      <text:p text:style-name="P3"><text:tab/>Hal tersebut menyebabkan ketidakpuasan customer terhadap layanan dan berdampak terhadap omset pendapatan perusahaan tidak mengalami peningkatan yang signifikan. Selain itu perkembangan perusahaan terasa dinilai agak lambat. oleh karena itu perlu adanya kajian terhadap kondisi perusahaan untuk mengembangkan system dari segi informasi dan pelayanan penjualan terhadap customers. Dengan menyediakan media sistem informasi penjualan berbasis online yang dirancang menggunakan media web atau internet untuk meminimalkan waktu proses penjualan dengan tujuan meningkatkan pelayanan bagi customers, meningkatkan volume penjualan sehingga pendapatan perusahaan dapat meningkat.</text:p>
      <text:p text:style-name="P3"><text:tab/>Dari latar belakang tersebut penulis tertarik untuk membuat suatu sistem informasi penjualan berbasis online.</text:p>
      <text:p text:style-name="P7"><text:line-break/></text:p>
      <text:p text:style-name="P4"><text:span text:style-name="T15">Batasan Masalah</text:span></text:p>
      <text:p text:style-name="P3"><text:tab/>Berdasarkan latar belakang yang telah diuraikan, maka diberikan batasan masalah dalam pembuatan sistem ini, yaitu:</text:p>
      <text:p text:style-name="P2">1. Penyajian informasi penjualan <text:s/><text:span text:style-name="T16">makan khas depok </text:span><text:s/>meliputi informasi jenis produk <text:span text:style-name="T16">makanan</text:span> dengan fasilitas informasi pemesanan, konfirmasi pembayaran dan cek produk.</text:p>
      <text:p text:style-name="P2"><text:soft-page-break/><text:span text:style-name="T16">2</text:span>. Proses order barang di tampilkan pada web hanya sampai dengan proses pembayaran yang harus di lakukan oleh konsumen.</text:p>
      <text:p text:style-name="P1"><text:span text:style-name="T1"/></text:p>
      <text:p text:style-name="P1"><text:span text:style-name="T1">Rumusan Masalah</text:span></text:p>
      <text:p text:style-name="P3"><text:tab/>Berdasarkan latar belakang yang telah dijelaskan di atas, maka penulis merumuskan beberapa masalah sebagai berikut:</text:p>
      <text:p text:style-name="P3">1. Bagaimana cara memanfaatkan perkembangan teknologi dalam dunia bisnis?</text:p>
      <text:p text:style-name="P3">2. Bagaimana cara untuk mempermudah para pelaku usaha untuk mempromosikan produknya?</text:p>
      <text:p text:style-name="P3">3. Bagaimana cara untuk mempermudah konsumen dalam melakukan pemesanan tanpa harus datang langsung ketempatnya?</text:p>
      <text:p text:style-name="P9"/>
      <text:p text:style-name="P1"><text:span text:style-name="T1">Tujuan Penelitian</text:span></text:p>
      <text:p text:style-name="P3">Tujuan dari penelitian ini sebagai berikut:</text:p>
      <text:p text:style-name="P3">1. Menciptakan media sistem informasi penjualan online sebagai media informasi yang dapat diakses siapa saja dan dimana saja selama ada koneksi internet.</text:p>
      <text:p text:style-name="P3">2. Meningkatkan mutu pelayanan penjualan terhadap konsumen.</text:p>
      <text:p text:style-name="P3">3. Memperluas area penjualan banda olshop</text:p>
      <text:p text:style-name="P8"/>
      <text:p text:style-name="P1"><text:span text:style-name="T1">Manfaat Penelitian</text:span></text:p>
      <text:p text:style-name="P3">Sedangkan manfaat yang diharapkan dari penelian ini adalah:</text:p>
      <text:p text:style-name="P3">1. Memberikan solusi terhadap hasil identifikasi permasalahan sistem penjualan pada Banda Olshop</text:p>
      <text:p text:style-name="P3">2. Memberikan kemudahan informasi bagi calon konsumen untuk melihat produk, memesan ataupun melakukan transaksi pembayaran pada Banda Olshop secara mudah dan cepat.</text:p>
      <text:p text:style-name="P3">3. Dapat meningkatkan volume penjualan sehingga pendapatan perusahaan meningkat.</text:p>
      <text:p text:style-name="P9"/>
      <text:p text:style-name="P5"><text:lin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Bitter" svg:font-family="Bitter, Arial, Helvetica, sans-serif"/>
    <style:font-face style:name="times new roman" svg:font-family="'times new roman', serif"/>
    <style:font-face style:name="Arial1" svg:font-family="Arial" style:font-family-generic="swiss"/>
    <style:font-face style:name="Amiri" svg:font-family="Amiri" style:font-pitch="variable"/>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D"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D"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22T13:20:03.279000000</meta:creation-date>
    <dc:date>2020-01-22T13:39:03.271000000</dc:date>
    <meta:editing-duration>PT8M49S</meta:editing-duration>
    <meta:editing-cycles>1</meta:editing-cycles>
    <meta:document-statistic meta:table-count="0" meta:image-count="0" meta:object-count="0" meta:page-count="2" meta:paragraph-count="27" meta:word-count="448" meta:character-count="3475" meta:non-whitespace-character-count="3040"/>
    <meta:generator>LibreOffice/6.3.1.2$Windows_X86_64 LibreOffice_project/b79626edf0065ac373bd1df5c28bd630b4424273</meta:generator>
  </office:meta>
</office:document-meta>
</file>